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Everson Mono" svg:font-family="'Everson Mon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buntu" fo:font-weight="normal" style:font-weight-asian="normal" style:font-weight-complex="normal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buntu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Fonc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⏻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↻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→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↓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↑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←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Everson Mono" svg:font-family="'Everson Mon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5:34:57.605837218</meta:creation-date>
    <dc:date>2018-01-22T15:55:46.552403473</dc:date>
    <meta:editing-duration>PT20M48S</meta:editing-duration>
    <meta:editing-cycles>4</meta:editing-cycles>
    <meta:generator>LibreOffice/5.2.2.2$Linux_X86_64 LibreOffice_project/20m0$Build-2</meta:generator>
    <meta:document-statistic meta:table-count="1" meta:cell-count="18" meta:object-count="0"/>
  </office:meta>
</office:document-meta>
</file>